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none" draw:fill-color="#000000" draw:textarea-horizontal-align="justify" draw:textarea-vertical-align="middle" draw:auto-grow-height="false" fo:min-height="3.822cm" fo:min-width="3.43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5.9cm" svg:x="7.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523cm" svg:height="1.773cm" svg:x="13.177cm" svg:y="9.538cm">
          <draw:text-box>
            <text:p>0 Degrees</text:p>
            <text:p><text:s text:c="5"/>East</text:p>
          </draw:text-box>
        </draw:frame>
        <draw:frame draw:style-name="gr2" draw:text-style-name="P2" draw:layer="layout" svg:width="3.874cm" svg:height="1.773cm" svg:x="8.2cm" svg:y="5.427cm">
          <draw:text-box>
            <text:p>90 Degrees<text:line-break/> <text:s text:c="3"/>North</text:p>
          </draw:text-box>
        </draw:frame>
        <draw:frame draw:style-name="gr2" draw:text-style-name="P2" draw:layer="layout" svg:width="3.455cm" svg:height="2.484cm" svg:x="3.8cm" svg:y="9.227cm">
          <draw:text-box>
            <text:p>180 / -180</text:p>
            <text:p>Degrees</text:p>
            <text:p><text:s text:c="4"/>West</text:p>
          </draw:text-box>
        </draw:frame>
        <draw:frame draw:style-name="gr2" draw:text-style-name="P2" draw:layer="layout" svg:width="4.086cm" svg:height="1.773cm" svg:x="8.014cm" svg:y="13.438cm">
          <draw:text-box>
            <text:p>-90 Degrees</text:p>
            <text:p><text:s text:c="6"/>South</text:p>
          </draw:text-box>
        </draw:frame>
        <draw:frame draw:style-name="gr2" draw:text-style-name="P2" draw:layer="layout" svg:width="3.527cm" svg:height="1.062cm" svg:x="12.4cm" svg:y="6.938cm">
          <draw:text-box>
            <text:p>North east</text:p>
          </draw:text-box>
        </draw:frame>
        <draw:frame draw:style-name="gr2" draw:text-style-name="P2" draw:layer="layout" svg:width="3.633cm" svg:height="1.062cm" svg:x="4.8cm" svg:y="6.9cm">
          <draw:text-box>
            <text:p>North west</text:p>
          </draw:text-box>
        </draw:frame>
        <draw:frame draw:style-name="gr2" draw:text-style-name="P2" draw:layer="layout" svg:width="3.633cm" svg:height="1.062cm" svg:x="12.567cm" svg:y="12.3cm">
          <draw:text-box>
            <text:p>South east</text:p>
          </draw:text-box>
        </draw:frame>
        <draw:frame draw:style-name="gr2" draw:text-style-name="P2" draw:layer="layout" svg:width="3.739cm" svg:height="1.062cm" svg:x="4.161cm" svg:y="12.4cm">
          <draw:text-box>
            <text:p>South w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5-09-14T22:28:42.850951040</meta:creation-date>
    <dc:date>2015-09-14T22:35:56.510952779</dc:date>
    <dc:creator>Stefan </dc:creator>
    <meta:editing-duration>PT7M13S</meta:editing-duration>
    <meta:editing-cycles>1</meta:editing-cycles>
    <meta:document-statistic meta:object-count="9"/>
    <meta:generator>LibreOffice/4.4.3.2$Linux_X86_64 LibreOffice_project/40m0$Build-2</meta:generator>
  </office:meta>
</office:document-meta>
</file>